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Sans" svg:font-family="'Liberation Sans'" style:font-family-generic="swiss"/>
    <style:font-face style:name="FreeSans1" svg:font-family="FreeSans" style:font-family-generic="system"/>
    <style:font-face style:name="Liberation Serif2" svg:font-family="'Liberation Serif'" style:font-family-generic="system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style:contextual-spacing="false"/>
      <style:text-properties officeooo:rsid="0020a03b" officeooo:paragraph-rsid="0020a03b"/>
    </style:style>
    <style:style style:name="P2" style:family="paragraph" style:parent-style-name="Preformatted_20_Text">
      <style:paragraph-properties fo:margin-top="0in" fo:margin-bottom="0in" style:contextual-spacing="false"/>
      <style:text-properties officeooo:rsid="00234404" officeooo:paragraph-rsid="00234404"/>
    </style:style>
    <style:style style:name="P3" style:family="paragraph" style:parent-style-name="Preformatted_20_Text">
      <style:paragraph-properties fo:margin-top="0in" fo:margin-bottom="0in" style:contextual-spacing="false"/>
      <style:text-properties officeooo:rsid="00239b50" officeooo:paragraph-rsid="00239b50"/>
    </style:style>
    <style:style style:name="P4" style:family="paragraph" style:parent-style-name="Preformatted_20_Text">
      <style:paragraph-properties fo:margin-top="0in" fo:margin-bottom="0in" style:contextual-spacing="false"/>
      <style:text-properties officeooo:rsid="00257123" officeooo:paragraph-rsid="00257123"/>
    </style:style>
    <style:style style:name="P5" style:family="paragraph" style:parent-style-name="Preformatted_20_Text">
      <style:paragraph-properties fo:margin-top="0in" fo:margin-bottom="0in" style:contextual-spacing="false"/>
      <style:text-properties officeooo:rsid="00277312" officeooo:paragraph-rsid="00277312"/>
    </style:style>
    <style:style style:name="P6" style:family="paragraph" style:parent-style-name="Preformatted_20_Text">
      <style:paragraph-properties fo:margin-top="0in" fo:margin-bottom="0in" style:contextual-spacing="false"/>
      <style:text-properties officeooo:rsid="00277312" officeooo:paragraph-rsid="0027c889"/>
    </style:style>
    <style:style style:name="P7" style:family="paragraph" style:parent-style-name="Preformatted_20_Text">
      <style:paragraph-properties fo:margin-top="0in" fo:margin-bottom="0in" style:contextual-spacing="false"/>
      <style:text-properties officeooo:rsid="0027c889" officeooo:paragraph-rsid="0027c889"/>
    </style:style>
    <style:style style:name="P8" style:family="paragraph" style:parent-style-name="Preformatted_20_Text">
      <style:paragraph-properties fo:margin-top="0in" fo:margin-bottom="0in" style:contextual-spacing="false"/>
      <style:text-properties officeooo:rsid="00296de7" officeooo:paragraph-rsid="00296de7"/>
    </style:style>
    <style:style style:name="P9" style:family="paragraph" style:parent-style-name="Preformatted_20_Text">
      <style:paragraph-properties fo:margin-top="0in" fo:margin-bottom="0in" style:contextual-spacing="false"/>
      <style:text-properties officeooo:rsid="002b2ee3" officeooo:paragraph-rsid="002b2ee3"/>
    </style:style>
    <style:style style:name="P10" style:family="paragraph" style:parent-style-name="Preformatted_20_Text">
      <style:paragraph-properties fo:margin-top="0in" fo:margin-bottom="0in" style:contextual-spacing="false"/>
      <style:text-properties officeooo:rsid="002b6e1e" officeooo:paragraph-rsid="002b6e1e"/>
    </style:style>
    <style:style style:name="P11" style:family="paragraph" style:parent-style-name="Preformatted_20_Text">
      <style:paragraph-properties fo:margin-top="0in" fo:margin-bottom="0in" style:contextual-spacing="false"/>
      <style:text-properties officeooo:rsid="002fbe77" officeooo:paragraph-rsid="002fbe77"/>
    </style:style>
    <style:style style:name="P12" style:family="paragraph" style:parent-style-name="Preformatted_20_Text">
      <style:paragraph-properties fo:margin-top="0in" fo:margin-bottom="0in" style:contextual-spacing="false"/>
      <style:text-properties officeooo:rsid="0031673a" officeooo:paragraph-rsid="0031673a"/>
    </style:style>
    <style:style style:name="P13" style:family="paragraph" style:parent-style-name="Preformatted_20_Text">
      <style:paragraph-properties fo:margin-top="0in" fo:margin-bottom="0in" style:contextual-spacing="false"/>
      <style:text-properties officeooo:rsid="0031cef0" officeooo:paragraph-rsid="0031cef0"/>
    </style:style>
    <style:style style:name="P14" style:family="paragraph" style:parent-style-name="Preformatted_20_Text">
      <style:paragraph-properties fo:margin-top="0in" fo:margin-bottom="0in" style:contextual-spacing="false"/>
      <style:text-properties officeooo:rsid="0035d17b" officeooo:paragraph-rsid="0035d17b"/>
    </style:style>
    <style:style style:name="P15" style:family="paragraph" style:parent-style-name="Preformatted_20_Text">
      <style:paragraph-properties fo:margin-top="0in" fo:margin-bottom="0in" style:contextual-spacing="false"/>
      <style:text-properties officeooo:rsid="0038578c" officeooo:paragraph-rsid="0038578c"/>
    </style:style>
    <style:style style:name="P16" style:family="paragraph" style:parent-style-name="Preformatted_20_Text" style:master-page-name="Standard">
      <style:paragraph-properties fo:margin-top="0in" fo:margin-bottom="0in" style:contextual-spacing="false" style:page-number="auto"/>
      <style:text-properties officeooo:rsid="0020a03b" officeooo:paragraph-rsid="0020a03b"/>
    </style:style>
    <style:style style:name="P17" style:family="paragraph" style:parent-style-name="Preformatted_20_Text">
      <style:paragraph-properties fo:margin-top="0in" fo:margin-bottom="0in" style:contextual-spacing="false"/>
      <style:text-properties officeooo:rsid="00347681" officeooo:paragraph-rsid="00347681"/>
    </style:style>
    <style:style style:name="P18" style:family="paragraph" style:parent-style-name="Preformatted_20_Text">
      <style:paragraph-properties fo:margin-top="0in" fo:margin-bottom="0in" style:contextual-spacing="false"/>
      <style:text-properties fo:font-weight="bold" officeooo:rsid="003ab999" officeooo:paragraph-rsid="003ab999" style:font-weight-asian="bold" style:font-weight-complex="bold"/>
    </style:style>
    <style:style style:name="P19" style:family="paragraph" style:parent-style-name="Preformatted_20_Text">
      <style:paragraph-properties fo:margin-top="0in" fo:margin-bottom="0in" style:contextual-spacing="false"/>
      <style:text-properties fo:font-weight="bold" officeooo:rsid="003d17ee" officeooo:paragraph-rsid="003d17ee" style:font-weight-asian="bold" style:font-weight-complex="bold"/>
    </style:style>
    <style:style style:name="P20" style:family="paragraph" style:parent-style-name="Preformatted_20_Text">
      <style:paragraph-properties fo:margin-top="0in" fo:margin-bottom="0in" style:contextual-spacing="false"/>
      <style:text-properties officeooo:rsid="003d17ee" officeooo:paragraph-rsid="003d17ee"/>
    </style:style>
    <style:style style:name="T1" style:family="text">
      <style:text-properties officeooo:rsid="0022308d"/>
    </style:style>
    <style:style style:name="T2" style:family="text">
      <style:text-properties officeooo:rsid="0026c4fc"/>
    </style:style>
    <style:style style:name="T3" style:family="text">
      <style:text-properties officeooo:rsid="0027c889"/>
    </style:style>
    <style:style style:name="T4" style:family="text">
      <style:text-properties officeooo:rsid="002b6e1e"/>
    </style:style>
    <style:style style:name="T5" style:family="text">
      <style:text-properties officeooo:rsid="002c5d58"/>
    </style:style>
    <style:style style:name="T6" style:family="text">
      <style:text-properties officeooo:rsid="002d56db"/>
    </style:style>
    <style:style style:name="T7" style:family="text">
      <style:text-properties officeooo:rsid="002e9d60"/>
    </style:style>
    <style:style style:name="T8" style:family="text">
      <style:text-properties officeooo:rsid="0031b241"/>
    </style:style>
    <style:style style:name="T9" style:family="text">
      <style:text-properties officeooo:rsid="003244c8"/>
    </style:style>
    <style:style style:name="T10" style:family="text">
      <style:text-properties officeooo:rsid="0035d17b"/>
    </style:style>
    <style:style style:name="T11" style:family="text">
      <style:text-properties officeooo:rsid="003905a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b78d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words<text:tab/><text:tab/><text:tab/>CODE<text:tab/><text:tab/>Cost<text:tab/><text:tab/><text:span text:style-name="T1">Notes</text:span><text:tab/></text:p>
      <text:p text:style-name="P1">Bronze Sword<text:tab/><text:tab/>4097<text:tab/><text:tab/>200</text:p>
      <text:p text:style-name="P2">Wax Sword +1<text:tab/><text:tab/>40E2<text:tab/><text:tab/>600</text:p>
      <text:p text:style-name="P2">Xiphos<text:tab/><text:tab/><text:tab/>4092<text:tab/><text:tab/>400</text:p>
      <text:p text:style-name="P2">Sapara +1<text:tab/><text:tab/><text:tab/>41A1<text:tab/><text:tab/>900</text:p>
      <text:p text:style-name="P3">Spatha<text:tab/><text:tab/><text:tab/>40B5<text:tab/><text:tab/>800<text:tab/><text:tab/>-&gt;Bee Spatha +1</text:p>
      <text:p text:style-name="P4">Bilbo<text:tab/><text:tab/><text:tab/><text:tab/>4080<text:tab/><text:tab/>1200<text:tab/><text:tab/>→ Spark Bilbo <text:span text:style-name="T2">+1</text:span></text:p>
      <text:p text:style-name="P5">Iron Sword<text:tab/><text:tab/><text:tab/>4098<text:tab/><text:tab/>1800<text:tab/><text:tab/>→ Flame Sword<text:tab/></text:p>
      <text:p text:style-name="P6"><text:span text:style-name="T3">Gladius<text:tab/><text:tab/><text:tab/>4094<text:tab/><text:tab/>2500</text:span><text:tab/> <text:s text:c="5"/>→<text:span text:style-name="T3"> Strider Sword</text:span></text:p>
      <text:p text:style-name="P7">Centurion's Sword<text:tab/><text:tab/>41A6<text:tab/><text:tab/>6000<text:tab/><text:tab/>→ Republic Sword</text:p>
      <text:p text:style-name="P7">Steel Kilij <text:tab/><text:tab/>454B<text:tab/><text:tab/>3200<text:tab/><text:tab/>→ Tulwar +1</text:p>
      <text:p text:style-name="P7">Mithril Sword<text:tab/><text:tab/>4099<text:tab/><text:tab/>4200</text:p>
      <text:p text:style-name="P8">Spirit Sword<text:tab/><text:tab/>40E5<text:tab/><text:tab/><text:span text:style-name="T4">8</text:span>000</text:p>
      <text:p text:style-name="P9">Combat Cstr Scimitar<text:tab/>41A7<text:tab/><text:tab/><text:span text:style-name="T6">10,</text:span>000<text:tab/>→<text:span text:style-name="T6"> Cmbt Cstr +2</text:span></text:p>
      <text:p text:style-name="P10">Junior Msk. Tuck<text:tab/><text:tab/>3C38<text:tab/><text:tab/>5<text:span text:style-name="T5">000<text:tab/><text:tab/>→ Tck +2</text:span></text:p>
      <text:p text:style-name="P10">Shotel<text:tab/><text:tab/><text:tab/>4525<text:tab/><text:tab/><text:span text:style-name="T7">5000<text:tab/><text:tab/>→ Falchion +1</text:span></text:p>
      <text:p text:style-name="P11">Flame Blade<text:tab/><text:tab/><text:tab/>40B4<text:tab/><text:tab/>6500</text:p>
      <text:p text:style-name="P12">Crimson Blade<text:tab/><text:tab/>41B6<text:tab/><text:tab/>4500</text:p>
      <text:p text:style-name="P12">Tmpl Knt Army<text:tab/><text:tab/>16571<text:tab/><text:tab/><text:span text:style-name="T8">7</text:span>000<text:tab/><text:tab/>→ +3 version</text:p>
      <text:p text:style-name="P12"/>
      <text:p text:style-name="P12"/>
      <text:p text:style-name="P13">Shields<text:tab/><text:tab/><text:tab/>CODE<text:tab/><text:tab/>Cost<text:tab/><text:tab/>Notes</text:p>
      <text:p text:style-name="P13">Maple Shield<text:tab/><text:tab/>3002<text:tab/><text:tab/>300<text:tab/><text:tab/>→<text:span text:style-name="T10"> Nymph Shield +1</text:span></text:p>
      <text:p text:style-name="P13">Aspis +1<text:tab/><text:tab/><text:tab/>3025<text:tab/><text:tab/>900</text:p>
      <text:p text:style-name="P13">Elm Shield<text:tab/><text:tab/><text:tab/>3003<text:tab/><text:tab/>500<text:tab/><text:tab/>→ Strong Shield</text:p>
      <text:p text:style-name="P13">Mahogany Shield<text:tab/><text:tab/>3004<text:tab/><text:tab/><text:span text:style-name="T11">6</text:span>750</text:p>
      <text:p text:style-name="P13">Decurion's Shield<text:tab/><text:tab/>3031<text:tab/><text:tab/>900<text:tab/><text:tab/>→ Republic Targe</text:p>
      <text:p text:style-name="P13">Turtle's Shield +1<text:tab/>307D<text:tab/><text:tab/><text:span text:style-name="T11">12</text:span>00</text:p>
      <text:p text:style-name="P13">Kite Shield <text:span text:style-name="T9">+1<text:tab/><text:tab/>3026<text:tab/><text:tab/>1600</text:span></text:p>
      <text:p text:style-name="P14">Targe +1<text:tab/><text:tab/><text:tab/>302F<text:tab/><text:tab/><text:span text:style-name="T11">20</text:span>00</text:p>
      <text:p text:style-name="P14">Heater Shield +1<text:tab/><text:tab/>3028<text:tab/><text:tab/>2<text:span text:style-name="T11">5</text:span>00</text:p>
      <text:p text:style-name="P15">Hard Shield<text:tab/><text:tab/><text:tab/>305A<text:tab/><text:tab/><text:span text:style-name="T11">3200<text:tab/><text:tab/>→ Divine Shield +1</text:span></text:p>
      <text:p text:style-name="P13"/>
      <text:p text:style-name="P13"><text:tab/></text:p>
      <text:p text:style-name="P17">ADD_TO_NMS/QUESTS: Flat Shield, <text:span text:style-name="T10">Strike Shield, Balance Buckler, Viking Shield, Spellcaster's Ecu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8">Head</text:p>
      <text:p text:style-name="P18"/>
      <text:p text:style-name="P18"><text:span text:style-name="T12">Hat<text:tab/><text:tab/><text:tab/><text:tab/>CODE<text:tab/><text:tab/>Cost<text:tab/><text:tab/></text:span><text:span text:style-name="T13">Notes</text:span></text:p>
      <text:p text:style-name="P19"><text:span text:style-name="T12">Leather Bandana<text:tab/><text:tab/>2FD0<text:tab/><text:tab/><text:tab/><text:tab/></text:span></text:p>
      <text:p text:style-name="P20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Sans" svg:font-family="'Liberation Sans'" style:font-family-generic="swiss"/>
    <style:font-face style:name="FreeSans1" svg:font-family="FreeSans" style:font-family-generic="system"/>
    <style:font-face style:name="Liberation Serif2" svg:font-family="'Liberation Serif'" style:font-family-generic="system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en" fo:country="US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fo:font-size="14pt" fo:language="en" fo:country="US" style:font-name-asian="FreeSans1" style:font-family-asian="FreeSans" style:font-family-generic-asian="system" style:font-size-asian="14pt" style:language-asian="zh" style:country-asian="CN" style:font-name-complex="FreeSans" style:font-family-complex="FreeSans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 fo:text-align="start" style:justify-single-word="false" fo:orphans="0" fo:widows="0"/>
      <style:text-properties fo:color="#000000" style:font-name="Liberation Serif1" fo:font-family="'Liberation Serif'" style:font-family-generic="roman" fo:font-size="12pt" fo:language="en" fo:country="US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List" style:family="paragraph" style:parent-style-name="Text_20_body" style:default-outline-level="" style:class="list">
      <style:paragraph-properties fo:margin-top="0in" fo:margin-bottom="0.0972in" style:contextual-spacing="false" fo:text-align="start" style:justify-single-word="false" fo:orphans="0" fo:widows="0"/>
      <style:text-properties fo:color="#000000" style:font-name="Liberation Serif1" fo:font-family="'Liberation Serif'" style:font-family-generic="roman" fo:font-size="12pt" fo:language="en" fo:country="US" style:font-name-asian="FreeSans1" style:font-family-asian="FreeSans" style:font-family-generic-asian="system" style:font-size-asian="12pt" style:language-asian="zh" style:country-asian="CN" style:font-name-complex="FreeSans2" style:font-family-complex="FreeSans" style:font-family-generic-complex="swiss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fo:text-align="start" style:justify-single-word="false" fo:orphans="0" fo:widows="0" text:number-lines="false" text:line-number="0"/>
      <style:text-properties fo:color="#000000" style:font-name="Liberation Serif1" fo:font-family="'Liberation Serif'" style:font-family-generic="roman" fo:font-size="12pt" fo:language="en" fo:country="US" fo:font-style="italic" style:font-name-asian="FreeSans1" style:font-family-asian="FreeSans" style:font-family-generic-asian="system" style:font-size-asian="12pt" style:language-asian="zh" style:country-asian="CN" style:font-style-asian="italic" style:font-name-complex="FreeSans2" style:font-family-complex="FreeSans" style:font-family-generic-complex="swiss" style:font-size-complex="12pt" style:language-complex="hi" style:country-complex="IN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/>
      <style:text-properties fo:color="#000000" style:font-name="Liberation Serif1" fo:font-family="'Liberation Serif'" style:font-family-generic="roman" fo:font-size="12pt" fo:language="en" fo:country="US" style:font-name-asian="FreeSans1" style:font-family-asian="FreeSans" style:font-family-generic-asian="system" style:font-size-asian="12pt" style:language-asian="zh" style:country-asian="CN" style:font-name-complex="FreeSans2" style:font-family-complex="FreeSans" style:font-family-generic-complex="swiss" style:font-size-complex="12pt" style:language-complex="hi" style:country-complex="IN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 fo:text-align="start" style:justify-single-word="false" fo:orphans="0" fo:widows="0"/>
      <style:text-properties fo:color="#000000" style:font-name="Liberation Mono" fo:font-family="'Liberation Mono'" style:font-family-generic="roman" fo:font-size="10pt" fo:language="en" fo:country="US" style:font-name-asian="Liberation Serif2" style:font-family-asian="'Liberation Serif'" style:font-family-generic-asian="system" style:font-size-asian="10pt" style:language-asian="zh" style:country-asian="CN" style:font-size-complex="10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#000000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5-19T15:12:35.480617875</dc:date>
    <meta:editing-duration>PT2H15M37S</meta:editing-duration>
    <meta:editing-cycles>39</meta:editing-cycles>
    <meta:document-statistic meta:table-count="0" meta:image-count="0" meta:object-count="0" meta:page-count="1" meta:paragraph-count="35" meta:word-count="187" meta:character-count="1106" meta:non-whitespace-character-count="846"/>
  </office:meta>
</office:document-meta>
</file>